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2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7.3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1.578cm"/>
    </style:style>
    <style:style style:name="co10" style:family="table-column">
      <style:table-column-properties fo:break-before="auto" style:column-width="1.416cm"/>
    </style:style>
    <style:style style:name="co11" style:family="table-column">
      <style:table-column-properties fo:break-before="auto" style:column-width="1.194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148cm"/>
    </style:style>
    <style:style style:name="co14" style:family="table-column">
      <style:table-column-properties fo:break-before="auto" style:column-width="4.152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2.829cm"/>
    </style:style>
    <style:style style:name="co23" style:family="table-column">
      <style:table-column-properties fo:break-before="auto" style:column-width="3.134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2.358cm"/>
    </style:style>
    <style:style style:name="co26" style:family="table-column">
      <style:table-column-properties fo:break-before="auto" style:column-width="2.663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4.32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2.191cm"/>
    </style:style>
    <style:style style:name="co33" style:family="table-column">
      <style:table-column-properties fo:break-before="auto" style:column-width="2.219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4.634cm"/>
    </style:style>
    <style:style style:name="co36" style:family="table-column">
      <style:table-column-properties fo:break-before="auto" style:column-width="4.44cm"/>
    </style:style>
    <style:style style:name="co37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2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ffffff"/>
    </style:style>
    <style:style style:name="ce31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ackground-color="#ff8080"/>
      <style:text-properties fo:color="#000000"/>
    </style:style>
    <style:style style:name="ce33" style:family="table-cell" style:parent-style-name="Default">
      <style:table-cell-properties fo:background-color="#ff8080"/>
    </style:style>
    <style:style style:name="ce34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ackground-color="#00ff00"/>
      <style:text-properties fo:color="#00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ffff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/>
    <style:style style:name="ce53" style:family="table-cell" style:parent-style-name="Default" style:data-style-name="N113">
      <style:text-properties fo:font-weight="bold" style:font-weight-asian="bold" style:font-weight-complex="bold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2"/>
    <style:style style:name="ce6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November 16, 15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ccumulat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DvarsTypedInsert2Untyped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terpo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ategy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Grammar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mportBN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temSe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FirstFol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Book2Publicati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Families2Pers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Tree2Lis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3"/>
          <table:table-cell table:style-name="ce8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ingTemplat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Old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2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VI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Jan 201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Rethink the int/real types (number type? Rationals?)</text:p>
          </table:table-cell>
          <table:table-cell table:style-name="ce40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Abstract tuple en relation type</text:p>
          </table:table-cell>
          <table:table-cell table:style-name="ce40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32" office:value-type="string">
            <text:p>Programmable strategies/traversal schemas</text:p>
          </table:table-cell>
          <table:table-cell table:style-name="ce41"/>
          <table:table-cell table:style-name="ce43" office:value-type="float" office:value="10">
            <text:p>10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emilie/arnold</text:p>
          </table:table-cell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/>
          <table:table-cell table:style-name="ce33" office:value-type="string">
            <text:p>Reducer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>
            <text:p>Dynamic variables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3">
            <text:p>3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2" office:value-type="string">
            <text:p>Pattern driven function invocation (= <text:s/>dispatch based on matching)</text:p>
          </table:table-cell>
          <table:table-cell table:style-name="ce41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2" office:value-type="string">
            <text:p>Extend feature (~ import)</text:p>
          </table:table-cell>
          <table:table-cell table:style-name="ce41" office:value-type="float" office:value="3">
            <text:p>3</text:p>
          </table:table-cell>
          <table:table-cell table:style-name="ce43" office:value-type="float" office:value="3">
            <text:p>3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Add a bag datatype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View mechanism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10">
            <text:p>1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/>
          <table:table-cell table:style-name="ce33" office:value-type="string">
            <text:p>key word parameter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1" office:value-type="string">
            <text:p>Concurrency features</text:p>
          </table:table-cell>
          <table:table-cell table:style-name="ce40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Add @Ignore and @Expected tags to tests</text:p>
          </table:table-cell>
          <table:table-cell table:style-name="ce40"/>
          <table:table-cell table:style-name="ce42" office:value-type="float" office:value="2">
            <text:p>2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29" office:value-type="string">
            <text:p>Rascal language features (Solved issues)</text:p>
          </table:table-cell>
          <table:table-cell table:style-name="ce29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9" table:number-columns-repeated="3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4" office:value-type="string">
            <text:p>Rascal User manual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35" office:value-type="string">
            <text:p>Syntax rules/patterns/parsing interface</text:p>
          </table:table-cell>
          <table:table-cell table:style-name="ce41" office:value-type="float" office:value="1">
            <text:p>1</text:p>
          </table:table-cell>
          <table:table-cell table:style-name="ce43" office:value-type="float" office:value="30">
            <text:p>30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5" office:value-type="string">
            <text:p>Splicing versus antisplicing</text:p>
          </table:table-cell>
          <table:table-cell table:style-name="ce41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9"/>
          <table:table-cell table:style-name="ce36" office:value-type="string">
            <text:p>type parametrized parse functions</text:p>
          </table:table-cell>
          <table:table-cell table:style-name="ce28"/>
          <table:table-cell table:style-name="ce43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8"/>
          <table:table-cell table:style-name="ce36" office:value-type="string">
            <text:p>Parameterized types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Assignmnent operators</text:p>
          </table:table-cell>
          <table:table-cell table:style-name="ce28"/>
          <table:table-cell table:style-name="ce43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import SDF modules &amp; parsing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Test cases concrete syntax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Al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Construction of concrete lists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/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Extend REPL with concrete syntax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Library functions for parsing source text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Multiple results in comprehensions</text:p>
          </table:table-cell>
          <table:table-cell table:style-name="ce28"/>
          <table:table-cell table:style-name="ce43" office:value-type="float" office:value="0.5">
            <text:p>0.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7" office:value-type="string">
            <text:p>Remove # for function parameters and calls to function parameter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7" office:value-type="string">
            <text:p>Function type should be first class citizen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5" office:value-type="string">
            <text:p>Tags verplaatsen a la Java</text:p>
          </table:table-cell>
          <table:table-cell table:style-name="ce41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5" office:value-type="string">
            <text:p>Type literals/Type quoting (amongst others for parse functions)</text:p>
          </table:table-cell>
          <table:table-cell table:style-name="ce41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What does enumerator over map do (keys versus values)? =&gt; keys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Add ( and ) around Type disambiguator, e.g (Symbol *) ` … `</text:p>
          </table:table-cell>
          <table:table-cell table:style-name="ce40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Enumerator does deep visit of nodes, replace by visit of children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fun keyword in types</text:p>
          </table:table-cell>
          <table:table-cell table:style-name="ce40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/>
          <table:table-cell table:style-name="ce36" office:value-type="string">
            <text:p>Remove strategy from enumerators</text:p>
          </table:table-cell>
          <table:table-cell/>
          <table:table-cell table:style-name="Default"/>
          <table:table-cell table:style-name="ce52" office:value-type="percentage" office:value="1">
            <text:p>100.00%</text:p>
          </table:table-cell>
          <table:table-cell table:style-name="Default" office:value-type="string">
            <text:p>Paul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35" office:value-type="string">
            <text:p>Lexicals/Layout/Lexical constructors</text:p>
          </table:table-cell>
          <table:table-cell table:style-name="ce41" office:value-type="float" office:value="2">
            <text:p>2</text:p>
          </table:table-cell>
          <table:table-cell table:style-name="ce45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30" table:number-columns-repeated="101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29" office:value-type="string">
            <text:p>Rascal language features (closed/postponed)</text:p>
          </table:table-cell>
          <table:table-cell table:style-name="ce29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9" table:number-columns-repeated="3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8"/>
          <table:table-cell table:style-name="ce38" office:value-type="string">
            <text:p>Operators as values (abolished)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9" office:value-type="string">
            <text:p>Separating AC an A versions of + and * (see proposal sheet)</text:p>
          </table:table-cell>
          <table:table-cell table:style-name="ce27"/>
          <table:table-cell table:style-name="ce42"/>
          <table:table-cell table:style-name="ce49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Typing of comparison/addition operators in polymorphic functions in library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Break/continue</text:p>
          </table:table-cell>
          <table:table-cell table:style-name="ce28"/>
          <table:table-cell table:style-name="ce43" office:value-type="string">
            <text:p><text:s/>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Matching: Map? AC? Lexical?</text:p>
          </table:table-cell>
          <table:table-cell table:style-name="ce28"/>
          <table:table-cell table:style-name="ce43" office:value-type="string">
            <text:p><text:s/>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/>
          <table:table-cell table:style-name="ce38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3" office:value-type="string">
            <text:p>Ambiguities</text:p>
          </table:table-cell>
          <table:table-cell table:style-name="ce28"/>
          <table:table-cell table:style-name="ce43" office:value-type="float" office:value="3">
            <text:p>3</text:p>
          </table:table-cell>
          <table:table-cell table:style-name="ce50" office:value-type="percentage" office:value="0.5">
            <text:p>5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Library functions for handling AsFix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Handling errors in SDF modules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0">
            <text:p>0%</text:p>
          </table:table-cell>
          <table:table-cell table:style-name="ce43" office:value-type="string">
            <text:p>Tijs/Jurgen</text:p>
          </table:table-cell>
          <table:table-cell table:style-name="ce28" office:value-type="string">
            <text:p>x</text:p>
          </table:table-cell>
          <table:table-cell table:style-name="ce28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“IDE” for SDF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Undo side-effects during backtracking + add tests/demos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0.8">
            <text:p>80%</text:p>
          </table:table-cell>
          <table:table-cell table:style-name="ce43" office:value-type="string">
            <text:p>Tijs + 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/>
          <table:table-cell table:style-name="ce33" office:value-type="string">
            <text:p>Term editor (a la meta-environment)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3" office:value-type="string">
            <text:p>We need an Error datatype in the library</text:p>
          </table:table-cell>
          <table:table-cell table:style-name="ce28"/>
          <table:table-cell table:style-name="ce43" office:value-type="float" office:value="0.5">
            <text:p>0.5</text:p>
          </table:table-cell>
          <table:table-cell table:style-name="ce50" office:value-type="percentage" office:value="0">
            <text:p>0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Deployment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0.85">
            <text:p>85%</text:p>
          </table:table-cell>
          <table:table-cell table:style-name="ce43" office:value-type="string">
            <text:p>Arnold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Debug features in RascalShell</text:p>
          </table:table-cell>
          <table:table-cell table:style-name="ce28"/>
          <table:table-cell table:style-name="ce43" office:value-type="float" office:value="75">
            <text:p>75</text:p>
          </table:table-cell>
          <table:table-cell table:style-name="ce50" office:value-type="percentage" office:value="0.9">
            <text:p>90%</text:p>
          </table:table-cell>
          <table:table-cell table:style-name="ce43" office:value-type="string">
            <text:p>Emilie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Eclipse/IMP environment</text:p>
          </table:table-cell>
          <table:table-cell table:style-name="ce28"/>
          <table:table-cell table:style-name="ce43" office:value-type="float" office:value="7">
            <text:p>7</text:p>
          </table:table-cell>
          <table:table-cell table:style-name="ce50" office:value-type="percentage" office:value="0.8">
            <text:p>8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New Parsing technology</text:p>
          </table:table-cell>
          <table:table-cell table:style-name="ce28"/>
          <table:table-cell table:style-name="ce43" office:value-type="float" office:value="60">
            <text:p>60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Break/continue</text:p>
          </table:table-cell>
          <table:table-cell table:style-name="ce28"/>
          <table:table-cell table:style-name="ce43" office:value-type="float" office:value="3">
            <text:p>3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Typechecker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3" office:value-type="string">
            <text:p>Add -dTest flag that runs all test statements and report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29" office:value-type="string">
            <text:p>Implementation (solved issues)</text:p>
          </table:table-cell>
          <table:table-cell table:style-name="ce29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9" table:number-columns-repeated="3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8"/>
          <table:table-cell table:style-name="ce36" office:value-type="string">
            <text:p>Remove UnitTest library and adjust all tests in demo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Shared PDB</text:p>
          </table:table-cell>
          <table:table-cell table:style-name="ce28"/>
          <table:table-cell table:style-name="ce43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Arnold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Binary Serialisatie</text:p>
          </table:table-cell>
          <table:table-cell table:style-name="ce28"/>
          <table:table-cell table:style-name="ce43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Arnold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Fail gracefully (we need more robustness tests)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Introduce “experiments” folder for unfinished demos/experiments/etc.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Refactoring of Result class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- join</text:p>
          </table:table-cell>
          <table:table-cell table:style-name="ce28"/>
          <table:table-cell table:style-name="ce43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 /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Unify message strings for each exception type</text:p>
          </table:table-cell>
          <table:table-cell table:style-name="ce28"/>
          <table:table-cell table:style-name="ce43" office:value-type="float" office:value="0.5">
            <text:p>0.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int versus BigInteger, double versus BigDecimal.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Make posinfo annotations available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Connect AsFix types to Rascal type system</text:p>
          </table:table-cell>
          <table:table-cell table:style-name="ce28"/>
          <table:table-cell table:style-name="ce43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Tijs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Concrete syntax pattern matching (listmatching, layout, ...)</text:p>
          </table:table-cell>
          <table:table-cell table:style-name="ce28"/>
          <table:table-cell table:style-name="ce43" office:value-type="float" office:value="3">
            <text:p>3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Jurgen/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Add search path for imports (including SDF imports)</text:p>
          </table:table-cell>
          <table:table-cell table:style-name="ce28"/>
          <table:table-cell table:style-name="ce43"/>
          <table:table-cell table:style-name="ce50" office:value-type="percentage" office:value="1">
            <text:p>100%</text:p>
          </table:table-cell>
          <table:table-cell table:style-name="ce43" office:value-type="string">
            <text:p>Jurgen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Make locations uniform for files and URLs; Add library function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Regexps: splicing, shadowing, repetition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Eclipse console</text:p>
          </table:table-cell>
          <table:table-cell table:style-name="ce28"/>
          <table:table-cell table:style-name="ce43" office:value-type="float" office:value="10">
            <text:p>10</text:p>
          </table:table-cell>
          <table:table-cell table:style-name="ce50" office:value-type="percentage" office:value="1">
            <text:p>100%</text:p>
          </table:table-cell>
          <table:table-cell table:style-name="ce43" office:value-type="string">
            <text:p>Arnold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Convert all old demos</text:p>
          </table:table-cell>
          <table:table-cell table:style-name="ce28"/>
          <table:table-cell table:style-name="ce43" office:value-type="float" office:value="5">
            <text:p>5</text:p>
          </table:table-cell>
          <table:table-cell table:style-name="ce50" office:value-type="percentage" office:value="0.95">
            <text:p>95%</text:p>
          </table:table-cell>
          <table:table-cell table:style-name="ce43" office:value-type="string">
            <text:p>Paul</text:p>
          </table:table-cell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9"/>
          <table:table-cell table:style-name="ce29" office:value-type="string">
            <text:p>Implementation (closed/postponend issues)</text:p>
          </table:table-cell>
          <table:table-cell table:style-name="ce29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9" table:number-columns-repeated="3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8"/>
          <table:table-cell table:style-name="ce38" office:value-type="string">
            <text:p>Improve performance: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attach info to AST (e.g. resolved functions) to avoid recomputation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cache types and pattern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tail recursion elimination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check for matching rules before constructing a new tree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29" office:value-type="string">
            <text:p>Various projects</text:p>
          </table:table-cell>
          <table:table-cell table:style-name="ce29"/>
          <table:table-cell table:style-name="ce44"/>
          <table:table-cell table:style-name="ce51"/>
          <table:table-cell table:style-name="ce44"/>
          <table:table-cell table:style-name="ce29" table:number-columns-repeated="1014"/>
          <table:table-cell table:number-columns-repeated="4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4"/>
          <table:table-cell table:number-columns-repeated="4"/>
        </table:table-row>
        <table:table-row table:style-name="ro1">
          <table:table-cell table:style-name="ce28"/>
          <table:table-cell table:style-name="ce38" office:value-type="string">
            <text:p>Rascal mode for VIM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Rascal mode for Emac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Extend the graph library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Interface with Bisumulation Checker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Interface with a SAT solver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Visualisation tools: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large graph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user-defined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Data import/export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XML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CSV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YAML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JSON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CVS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8" office:value-type="string">
            <text:p>- GIT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8"/>
        </table:table-row>
        <table:table-row table:style-name="ro1">
          <table:table-cell table:style-name="ce28"/>
          <table:table-cell table:style-name="ce36" office:value-type="string">
            <text:p>Import facility for SVN versioning data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 table:style-name="ce28"/>
          <table:table-cell table:style-name="ce36" office:value-type="string">
            <text:p>Draw charts (pie, bar, ...)</text:p>
          </table:table-cell>
          <table:table-cell table:style-name="ce28"/>
          <table:table-cell table:style-name="ce43"/>
          <table:table-cell table:style-name="ce50"/>
          <table:table-cell table:style-name="ce43"/>
          <table:table-cell table:style-name="ce28" table:number-columns-repeated="1018"/>
        </table:table-row>
        <table:table-row table:style-name="ro1">
          <table:table-cell table:style-name="ce28" table:number-columns-repeated="3"/>
          <table:table-cell table:style-name="ce43"/>
          <table:table-cell table:style-name="ce50"/>
          <table:table-cell table:style-name="ce43"/>
          <table:table-cell table:style-name="ce28" table:number-columns-repeated="1016"/>
          <table:table-cell table:number-columns-repeated="2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9:.D103])" office:value-type="float" office:value="385.9">
            <text:p>385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18]-SUMPRODUCT([.D9:.D103];[.E9:.E103])" office:value-type="float" office:value="173.1">
            <text:p>173.1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16/08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8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9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35" office:value-type="string">
            <text:p>+</text:p>
          </table:table-cell>
          <table:table-cell table:style-name="ce35" office:value-type="string">
            <text:p>concat</text:p>
          </table:table-cell>
          <table:table-cell table:style-name="ce35" office:value-type="string">
            <text:p>union</text:p>
          </table:table-cell>
          <table:table-cell table:style-name="ce35" office:value-type="string">
            <text:p>join</text:p>
          </table:table-cell>
          <table:table-cell table:style-name="ce35"/>
          <table:table-cell table:style-name="ce35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35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1" office:value-type="string">
            <text:p>Ternary Operator</text:p>
          </table:table-cell>
          <table:table-cell table:style-name="ce1"/>
          <table:table-cell table:style-name="ce29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6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3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6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8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number-columns-repeated="2"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number-columns-repeated="2" table:style-name="ce70" office:value-type="string">
            <text:p>A</text:p>
          </table:table-cell>
          <table:table-cell table:style-name="ce70"/>
          <table:table-cell table:number-columns-repeated="2"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number-columns-repeated="2"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number-columns-repeated="5"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/01/2010</text:date>, <text:time>16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10-01-14T16:31:29</dc:date>
    <dc:language>en-US</dc:language>
    <meta:editing-cycles>288</meta:editing-cycles>
    <meta:editing-duration>PT334H18M04S</meta:editing-duration>
    <meta:document-statistic meta:table-count="8" meta:cell-count="1279" meta:object-count="0"/>
    <meta:user-defined meta:name="Info 1"/>
    <meta:user-defined meta:name="Info 2"/>
    <meta:user-defined meta:name="Info 3"/>
    <meta:user-defined meta:name="Info 4"/>
  </office:meta>
</office:document-meta>
</file>